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_metrics_3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e Word 0</text:p>
          </table:table-cell>
          <table:table-cell office:value-type="string" calcext:value-type="string">
            <text:p>Code Word 1</text:p>
          </table:table-cell>
          <table:table-cell office:value-type="string" calcext:value-type="string">
            <text:p>Code Word 2</text:p>
          </table:table-cell>
          <table:table-cell office:value-type="string" calcext:value-type="string">
            <text:p>HD0,1</text:p>
          </table:table-cell>
          <table:table-cell office:value-type="string" calcext:value-type="string">
            <text:p>HD0,2</text:p>
          </table:table-cell>
          <table:table-cell office:value-type="string" calcext:value-type="string">
            <text:p>HD(1,2)</text:p>
          </table:table-cell>
          <table:table-cell office:value-type="string" calcext:value-type="string">
            <text:p>Homeostasis factor</text:p>
          </table:table-cell>
          <table:table-cell office:value-type="string" calcext:value-type="string">
            <text:p>Positives</text:p>
          </table:table-cell>
          <table:table-cell office:value-type="string" calcext:value-type="string">
            <text:p>Negative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True Nega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Negative Predict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.39606" calcext:value-type="float">
            <text:p>1.39606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126" calcext:value-type="float">
            <text:p>1.61126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15" calcext:value-type="float">
            <text:p>15</text:p>
          </table:table-cell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873046875" calcext:value-type="float">
            <text:p>0.987304687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9203" calcext:value-type="float">
            <text:p>2.99203</text:p>
          </table:table-cell>
          <table:table-cell office:value-type="float" office:value="46" calcext:value-type="float">
            <text:p>46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1" calcext:value-type="float">
            <text:p>1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8706" calcext:value-type="float">
            <text:p>4.18706</text:p>
          </table:table-cell>
          <table:table-cell office:value-type="float" office:value="62" calcext:value-type="float">
            <text:p>62</text:p>
          </table:table-cell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98405" calcext:value-type="float">
            <text:p>6.98405</text:p>
          </table:table-cell>
          <table:table-cell office:value-type="float" office:value="232" calcext:value-type="float">
            <text:p>232</text:p>
          </table:table-cell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00862068965517241" calcext:value-type="float">
            <text:p>0.00862068965517241</text:p>
          </table:table-cell>
          <table:table-cell office:value-type="float" office:value="1" calcext:value-type="float">
            <text:p>1</text:p>
          </table:table-cell>
          <table:table-cell office:value-type="float" office:value="0.00862068965517241" calcext:value-type="float">
            <text:p>0.00862068965517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49" calcext:value-type="float">
            <text:p>449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0.5634765625" calcext:value-type="float">
            <text:p>0.5634765625</text:p>
          </table:table-cell>
          <table:table-cell office:value-type="float" office:value="0.0044543429844098" calcext:value-type="float">
            <text:p>0.0044543429844098</text:p>
          </table:table-cell>
          <table:table-cell office:value-type="float" office:value="1" calcext:value-type="float">
            <text:p>1</text:p>
          </table:table-cell>
          <table:table-cell office:value-type="float" office:value="0.0044543429844098" calcext:value-type="float">
            <text:p>0.0044543429844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9907" calcext:value-type="float">
            <text:p>2.9907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1" calcext:value-type="float">
            <text:p>1</text:p>
          </table:table-cell>
          <table:table-cell office:value-type="float" office:value="0.999022482893451" calcext:value-type="float">
            <text:p>0.999022482893451</text:p>
          </table:table-cell>
          <table:table-cell office:value-type="float" office:value="1" calcext:value-type="float">
            <text:p>1</text:p>
          </table:table-cell>
          <table:table-cell office:value-type="float" office:value="0.999022482893451" calcext:value-type="float">
            <text:p>0.9990224828934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268.93618" calcext:value-type="float">
            <text:p>28268.9361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.25532" calcext:value-type="float">
            <text:p>892.25532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8432601880878" calcext:value-type="float">
            <text:p>0.998432601880878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8432601880878" calcext:value-type="float">
            <text:p>0.99843260188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4513" calcext:value-type="float">
            <text:p>1.74513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09442" calcext:value-type="float">
            <text:p>2.09442</text:p>
          </table:table-cell>
          <table:table-cell office:value-type="float" office:value="7" calcext:value-type="float">
            <text:p>7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1791" calcext:value-type="float">
            <text:p>2.61791</text:p>
          </table:table-cell>
          <table:table-cell office:value-type="float" office:value="21" calcext:value-type="float">
            <text:p>2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9203" calcext:value-type="float">
            <text:p>3.49203</text:p>
          </table:table-cell>
          <table:table-cell office:value-type="float" office:value="61" calcext:value-type="float">
            <text:p>61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963" calcext:value-type="float">
            <text:p>9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151" calcext:value-type="float">
            <text:p>151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office:value-type="float" office:value="873" calcext:value-type="float">
            <text:p>87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0198675496688742" calcext:value-type="float">
            <text:p>0.0198675496688742</text:p>
          </table:table-cell>
          <table:table-cell office:value-type="float" office:value="1" calcext:value-type="float">
            <text:p>1</text:p>
          </table:table-cell>
          <table:table-cell office:value-type="float" office:value="0.0198675496688742" calcext:value-type="float">
            <text:p>0.0198675496688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47873" calcext:value-type="float">
            <text:p>10.47873</text:p>
          </table:table-cell>
          <table:table-cell office:value-type="float" office:value="319" calcext:value-type="float">
            <text:p>319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00940438871473354" calcext:value-type="float">
            <text:p>0.00940438871473354</text:p>
          </table:table-cell>
          <table:table-cell office:value-type="float" office:value="1" calcext:value-type="float">
            <text:p>1</text:p>
          </table:table-cell>
          <table:table-cell office:value-type="float" office:value="0.00940438871473354" calcext:value-type="float">
            <text:p>0.0094043887147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236.59575" calcext:value-type="float">
            <text:p>6236.59575</text:p>
          </table:table-cell>
          <table:table-cell office:value-type="float" office:value="442" calcext:value-type="float">
            <text:p>442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00452488687782806" calcext:value-type="float">
            <text:p>0.00452488687782806</text:p>
          </table:table-cell>
          <table:table-cell office:value-type="float" office:value="0.998281786941581" calcext:value-type="float">
            <text:p>0.998281786941581</text:p>
          </table:table-cell>
          <table:table-cell office:value-type="float" office:value="0.00452488687782806" calcext:value-type="float">
            <text:p>0.00452488687782806</text:p>
          </table:table-cell>
          <table:table-cell office:value-type="float" office:value="0.998281786941581" calcext:value-type="float">
            <text:p>0.998281786941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.19016" calcext:value-type="float">
            <text:p>4.19016</text:p>
          </table:table-cell>
          <table:table-cell office:value-type="float" office:value="10" calcext:value-type="float">
            <text:p>10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12109375" calcext:value-type="float">
            <text:p>0.9912109375</text:p>
          </table:table-cell>
          <table:table-cell office:value-type="float" office:value="0.2" calcext:value-type="float">
            <text:p>0.2</text:p>
          </table:table-cell>
          <table:table-cell office:value-type="float" office:value="0.999013806706114" calcext:value-type="float">
            <text:p>0.999013806706114</text:p>
          </table:table-cell>
          <table:table-cell office:value-type="float" office:value="0.2" calcext:value-type="float">
            <text:p>0.2</text:p>
          </table:table-cell>
          <table:table-cell office:value-type="float" office:value="0.999013806706114" calcext:value-type="float">
            <text:p>0.999013806706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7997.95745" calcext:value-type="float">
            <text:p>67997.95745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637" calcext:value-type="float">
            <text:p>637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6240234375" calcext:value-type="float">
            <text:p>0.6240234375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" calcext:value-type="float">
            <text:p>1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32713" calcext:value-type="float">
            <text:p>2.32713</text:p>
          </table:table-cell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" calcext:value-type="float">
            <text:p>1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9203" calcext:value-type="float">
            <text:p>2.99203</text:p>
          </table:table-cell>
          <table:table-cell office:value-type="float" office:value="26" calcext:value-type="float">
            <text:p>26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775390625" calcext:value-type="float">
            <text:p>0.9775390625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9203" calcext:value-type="float">
            <text:p>2.99203</text:p>
          </table:table-cell>
          <table:table-cell office:value-type="float" office:value="26" calcext:value-type="float">
            <text:p>26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775390625" calcext:value-type="float">
            <text:p>0.9775390625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18883" calcext:value-type="float">
            <text:p>4.18883</text:p>
          </table:table-cell>
          <table:table-cell office:value-type="float" office:value="61" calcext:value-type="float">
            <text:p>61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963" calcext:value-type="float">
            <text:p>9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8618" calcext:value-type="float">
            <text:p>4.18618</text:p>
          </table:table-cell>
          <table:table-cell office:value-type="float" office:value="61" calcext:value-type="float">
            <text:p>61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963" calcext:value-type="float">
            <text:p>9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  <table:table-cell office:value-type="float" office:value="0.0491803278688525" calcext:value-type="float">
            <text:p>0.0491803278688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98405" calcext:value-type="float">
            <text:p>6.98405</text:p>
          </table:table-cell>
          <table:table-cell office:value-type="float" office:value="207" calcext:value-type="float">
            <text:p>207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  <table:table-cell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98405" calcext:value-type="float">
            <text:p>6.98405</text:p>
          </table:table-cell>
          <table:table-cell office:value-type="float" office:value="207" calcext:value-type="float">
            <text:p>207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  <table:table-cell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0069284064665127" calcext:value-type="float">
            <text:p>0.0069284064665127</text:p>
          </table:table-cell>
          <table:table-cell office:value-type="float" office:value="1" calcext:value-type="float">
            <text:p>1</text:p>
          </table:table-cell>
          <table:table-cell office:value-type="float" office:value="0.0069284064665127" calcext:value-type="float">
            <text:p>0.0069284064665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0069284064665127" calcext:value-type="float">
            <text:p>0.0069284064665127</text:p>
          </table:table-cell>
          <table:table-cell office:value-type="float" office:value="1" calcext:value-type="float">
            <text:p>1</text:p>
          </table:table-cell>
          <table:table-cell office:value-type="float" office:value="0.0069284064665127" calcext:value-type="float">
            <text:p>0.0069284064665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23671" calcext:value-type="float">
            <text:p>5.23671</text:p>
          </table:table-cell>
          <table:table-cell office:value-type="float" office:value="46" calcext:value-type="float">
            <text:p>46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560546875" calcext:value-type="float">
            <text:p>0.9560546875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0.998977505112474" calcext:value-type="float">
            <text:p>0.998977505112474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0.998977505112474" calcext:value-type="float">
            <text:p>0.998977505112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18883" calcext:value-type="float">
            <text:p>4.18883</text:p>
          </table:table-cell>
          <table:table-cell office:value-type="float" office:value="10" calcext:value-type="float">
            <text:p>10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12109375" calcext:value-type="float">
            <text:p>0.9912109375</text:p>
          </table:table-cell>
          <table:table-cell office:value-type="float" office:value="0.2" calcext:value-type="float">
            <text:p>0.2</text:p>
          </table:table-cell>
          <table:table-cell office:value-type="float" office:value="0.999013806706114" calcext:value-type="float">
            <text:p>0.999013806706114</text:p>
          </table:table-cell>
          <table:table-cell office:value-type="float" office:value="0.2" calcext:value-type="float">
            <text:p>0.2</text:p>
          </table:table-cell>
          <table:table-cell office:value-type="float" office:value="0.999013806706114" calcext:value-type="float">
            <text:p>0.999013806706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268.93618" calcext:value-type="float">
            <text:p>28268.93618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6865203761756" calcext:value-type="float">
            <text:p>0.996865203761756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6865203761756" calcext:value-type="float">
            <text:p>0.996865203761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268.93618" calcext:value-type="float">
            <text:p>28268.93618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6865203761756" calcext:value-type="float">
            <text:p>0.996865203761756</text:p>
          </table:table-cell>
          <table:table-cell office:value-type="float" office:value="0.00259067357512953" calcext:value-type="float">
            <text:p>0.00259067357512953</text:p>
          </table:table-cell>
          <table:table-cell office:value-type="float" office:value="0.996865203761756" calcext:value-type="float">
            <text:p>0.996865203761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1791" calcext:value-type="float">
            <text:p>2.61791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873046875" calcext:value-type="float">
            <text:p>0.987304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.49025" calcext:value-type="float">
            <text:p>3.49025</text:p>
          </table:table-cell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619140625" calcext:value-type="float">
            <text:p>0.961914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9025" calcext:value-type="float">
            <text:p>3.49025</text:p>
          </table:table-cell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619140625" calcext:value-type="float">
            <text:p>0.961914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23582" calcext:value-type="float">
            <text:p>5.23582</text:p>
          </table:table-cell>
          <table:table-cell office:value-type="float" office:value="102" calcext:value-type="float">
            <text:p>102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23582" calcext:value-type="float">
            <text:p>5.23582</text:p>
          </table:table-cell>
          <table:table-cell office:value-type="float" office:value="102" calcext:value-type="float">
            <text:p>102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.47873" calcext:value-type="float">
            <text:p>10.47873</text:p>
          </table:table-cell>
          <table:table-cell office:value-type="float" office:value="237" calcext:value-type="float">
            <text:p>237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787" calcext:value-type="float">
            <text:p>78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0126582278481013" calcext:value-type="float">
            <text:p>0.0126582278481013</text:p>
          </table:table-cell>
          <table:table-cell office:value-type="float" office:value="1" calcext:value-type="float">
            <text:p>1</text:p>
          </table:table-cell>
          <table:table-cell office:value-type="float" office:value="0.0126582278481013" calcext:value-type="float">
            <text:p>0.012658227848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47873" calcext:value-type="float">
            <text:p>10.47873</text:p>
          </table:table-cell>
          <table:table-cell office:value-type="float" office:value="237" calcext:value-type="float">
            <text:p>237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787" calcext:value-type="float">
            <text:p>78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0126582278481013" calcext:value-type="float">
            <text:p>0.0126582278481013</text:p>
          </table:table-cell>
          <table:table-cell office:value-type="float" office:value="1" calcext:value-type="float">
            <text:p>1</text:p>
          </table:table-cell>
          <table:table-cell office:value-type="float" office:value="0.0126582278481013" calcext:value-type="float">
            <text:p>0.012658227848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473.19149" calcext:value-type="float">
            <text:p>12473.19149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0.5029296875" calcext:value-type="float">
            <text:p>0.5029296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1" calcext:value-type="float">
            <text:p>1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473.19149" calcext:value-type="float">
            <text:p>12473.19149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0.4990234375" calcext:value-type="float">
            <text:p>0.499023437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9609375" calcext:value-type="float">
            <text:p>0.99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47607" calcext:value-type="float">
            <text:p>10.47607</text:p>
          </table:table-cell>
          <table:table-cell office:value-type="float" office:value="176" calcext:value-type="float">
            <text:p>176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847" calcext:value-type="float">
            <text:p>84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8291015625" calcext:value-type="float">
            <text:p>0.8291015625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98139" calcext:value-type="float">
            <text:p>6.98139</text:p>
          </table:table-cell>
          <table:table-cell office:value-type="float" office:value="56" calcext:value-type="float">
            <text:p>56</text:p>
          </table:table-cell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9462890625" calcext:value-type="float">
            <text:p>0.9462890625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99896694214876" calcext:value-type="float">
            <text:p>0.99896694214876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99896694214876" calcext:value-type="float">
            <text:p>0.9989669421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99203" calcext:value-type="float">
            <text:p>2.99203</text:p>
          </table:table-cell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814453125" calcext:value-type="float">
            <text:p>0.9814453125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1" calcext:value-type="float">
            <text:p>1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18972" calcext:value-type="float">
            <text:p>4.18972</text:p>
          </table:table-cell>
          <table:table-cell office:value-type="float" office:value="67" calcext:value-type="float">
            <text:p>67</text:p>
          </table:table-cell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</text:p>
          </table:table-cell>
          <table:table-cell office:value-type="float" office:value="957" calcext:value-type="float">
            <text:p>95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1" calcext:value-type="float">
            <text:p>1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8972" calcext:value-type="float">
            <text:p>4.18972</text:p>
          </table:table-cell>
          <table:table-cell office:value-type="float" office:value="67" calcext:value-type="float">
            <text:p>67</text:p>
          </table:table-cell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</text:p>
          </table:table-cell>
          <table:table-cell office:value-type="float" office:value="957" calcext:value-type="float">
            <text:p>95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1" calcext:value-type="float">
            <text:p>1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9805" calcext:value-type="float">
            <text:p>6.9805</text:p>
          </table:table-cell>
          <table:table-cell office:value-type="float" office:value="165" calcext:value-type="float">
            <text:p>165</text:p>
          </table:table-cell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9805" calcext:value-type="float">
            <text:p>6.9805</text:p>
          </table:table-cell>
          <table:table-cell office:value-type="float" office:value="165" calcext:value-type="float">
            <text:p>165</text:p>
          </table:table-cell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9805" calcext:value-type="float">
            <text:p>6.9805</text:p>
          </table:table-cell>
          <table:table-cell office:value-type="float" office:value="165" calcext:value-type="float">
            <text:p>165</text:p>
          </table:table-cell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95745" calcext:value-type="float">
            <text:p>20.95745</text:p>
          </table:table-cell>
          <table:table-cell office:value-type="float" office:value="392" calcext:value-type="float">
            <text:p>392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0.6201171875" calcext:value-type="float">
            <text:p>0.6201171875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.95745" calcext:value-type="float">
            <text:p>20.95745</text:p>
          </table:table-cell>
          <table:table-cell office:value-type="float" office:value="392" calcext:value-type="float">
            <text:p>392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0.6201171875" calcext:value-type="float">
            <text:p>0.6201171875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.95745" calcext:value-type="float">
            <text:p>20.95745</text:p>
          </table:table-cell>
          <table:table-cell office:value-type="float" office:value="392" calcext:value-type="float">
            <text:p>392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0.6201171875" calcext:value-type="float">
            <text:p>0.6201171875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  <table:table-cell office:value-type="float" office:value="0.0076530612244898" calcext:value-type="float">
            <text:p>0.0076530612244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95213" calcext:value-type="float">
            <text:p>20.95213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637" calcext:value-type="float">
            <text:p>637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6240234375" calcext:value-type="float">
            <text:p>0.6240234375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.47341" calcext:value-type="float">
            <text:p>10.47341</text:p>
          </table:table-cell>
          <table:table-cell office:value-type="float" office:value="176" calcext:value-type="float">
            <text:p>176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847" calcext:value-type="float">
            <text:p>84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8291015625" calcext:value-type="float">
            <text:p>0.8291015625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98139" calcext:value-type="float">
            <text:p>6.98139</text:p>
          </table:table-cell>
          <table:table-cell office:value-type="float" office:value="56" calcext:value-type="float">
            <text:p>56</text:p>
          </table:table-cell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9462890625" calcext:value-type="float">
            <text:p>0.9462890625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99896694214876" calcext:value-type="float">
            <text:p>0.99896694214876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99896694214876" calcext:value-type="float">
            <text:p>0.9989669421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23582" calcext:value-type="float">
            <text:p>5.23582</text:p>
          </table:table-cell>
          <table:table-cell office:value-type="float" office:value="93" calcext:value-type="float">
            <text:p>93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931" calcext:value-type="float">
            <text:p>93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.47164" calcext:value-type="float">
            <text:p>10.47164</text:p>
          </table:table-cell>
          <table:table-cell office:value-type="float" office:value="257" calcext:value-type="float">
            <text:p>257</text:p>
          </table:table-cell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0116731517509728" calcext:value-type="float">
            <text:p>0.0116731517509728</text:p>
          </table:table-cell>
          <table:table-cell office:value-type="float" office:value="1" calcext:value-type="float">
            <text:p>1</text:p>
          </table:table-cell>
          <table:table-cell office:value-type="float" office:value="0.0116731517509728" calcext:value-type="float">
            <text:p>0.0116731517509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47164" calcext:value-type="float">
            <text:p>10.47164</text:p>
          </table:table-cell>
          <table:table-cell office:value-type="float" office:value="257" calcext:value-type="float">
            <text:p>257</text:p>
          </table:table-cell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0116731517509728" calcext:value-type="float">
            <text:p>0.0116731517509728</text:p>
          </table:table-cell>
          <table:table-cell office:value-type="float" office:value="1" calcext:value-type="float">
            <text:p>1</text:p>
          </table:table-cell>
          <table:table-cell office:value-type="float" office:value="0.0116731517509728" calcext:value-type="float">
            <text:p>0.0116731517509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19016" calcext:value-type="float">
            <text:p>4.19016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1" calcext:value-type="float">
            <text:p>1</text:p>
          </table:table-cell>
          <table:table-cell office:value-type="float" office:value="0.998044965786901" calcext:value-type="float">
            <text:p>0.998044965786901</text:p>
          </table:table-cell>
          <table:table-cell office:value-type="float" office:value="1" calcext:value-type="float">
            <text:p>1</text:p>
          </table:table-cell>
          <table:table-cell office:value-type="float" office:value="0.998044965786901" calcext:value-type="float">
            <text:p>0.998044965786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.94681" calcext:value-type="float">
            <text:p>20.94681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637" calcext:value-type="float">
            <text:p>637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6240234375" calcext:value-type="float">
            <text:p>0.6240234375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  <table:table-cell office:value-type="float" office:value="0.00518134715025907" calcext:value-type="float">
            <text:p>0.00518134715025907</text:p>
          </table:table-cell>
          <table:table-cell office:value-type="float" office:value="0.998432601880878" calcext:value-type="float">
            <text:p>0.99843260188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47341" calcext:value-type="float">
            <text:p>10.47341</text:p>
          </table:table-cell>
          <table:table-cell office:value-type="float" office:value="176" calcext:value-type="float">
            <text:p>176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847" calcext:value-type="float">
            <text:p>84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8291015625" calcext:value-type="float">
            <text:p>0.8291015625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998820754716981" calcext:value-type="float">
            <text:p>0.99882075471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.98139" calcext:value-type="float">
            <text:p>6.98139</text:p>
          </table:table-cell>
          <table:table-cell office:value-type="float" office:value="131" calcext:value-type="float">
            <text:p>13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893" calcext:value-type="float">
            <text:p>8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0229007633587786" calcext:value-type="float">
            <text:p>0.0229007633587786</text:p>
          </table:table-cell>
          <table:table-cell office:value-type="float" office:value="1" calcext:value-type="float">
            <text:p>1</text:p>
          </table:table-cell>
          <table:table-cell office:value-type="float" office:value="0.0229007633587786" calcext:value-type="float">
            <text:p>0.0229007633587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.94681" calcext:value-type="float">
            <text:p>20.94681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0.6259765625" calcext:value-type="float">
            <text:p>0.6259765625</text:p>
          </table:table-cell>
          <table:table-cell office:value-type="float" office:value="0.0077720207253886" calcext:value-type="float">
            <text:p>0.0077720207253886</text:p>
          </table:table-cell>
          <table:table-cell office:value-type="float" office:value="1" calcext:value-type="float">
            <text:p>1</text:p>
          </table:table-cell>
          <table:table-cell office:value-type="float" office:value="0.0077720207253886" calcext:value-type="float">
            <text:p>0.0077720207253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67" calcext:value-type="float">
            <text:p>9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.94681" calcext:value-type="float">
            <text:p>20.94681</text:p>
          </table:table-cell>
          <table:table-cell office:value-type="float" office:value="386" calcext:value-type="float">
            <text:p>386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0.6259765625" calcext:value-type="float">
            <text:p>0.6259765625</text:p>
          </table:table-cell>
          <table:table-cell office:value-type="float" office:value="0.0077720207253886" calcext:value-type="float">
            <text:p>0.0077720207253886</text:p>
          </table:table-cell>
          <table:table-cell office:value-type="float" office:value="1" calcext:value-type="float">
            <text:p>1</text:p>
          </table:table-cell>
          <table:table-cell office:value-type="float" office:value="0.0077720207253886" calcext:value-type="float">
            <text:p>0.0077720207253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Max:</text:p>
          </table:table-cell>
          <table:table-cell table:formula="of:=MAX([.N2:.N68])" office:value-type="float" office:value="1" calcext:value-type="float">
            <text:p>1</text:p>
          </table:table-cell>
          <table:table-cell table:formula="of:=MAX([.O2:.O68])" office:value-type="float" office:value="1" calcext:value-type="float">
            <text:p>1</text:p>
          </table:table-cell>
          <table:table-cell table:formula="of:=MAX([.P2:.P68])" office:value-type="float" office:value="1" calcext:value-type="float">
            <text:p>1</text:p>
          </table:table-cell>
          <table:table-cell table:formula="of:=MAX([.Q2:.Q68])" office:value-type="float" office:value="1" calcext:value-type="float">
            <text:p>1</text:p>
          </table:table-cell>
          <table:table-cell table:formula="of:=MAX([.R2:.R6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:</text:p>
          </table:table-cell>
          <table:table-cell table:formula="of:=MIN([.N2:.N68])" office:value-type="float" office:value="0.4990234375" calcext:value-type="float">
            <text:p>0.4990234375</text:p>
          </table:table-cell>
          <table:table-cell table:formula="of:=MIN([.O2:.O68])" office:value-type="float" office:value="0.001953125" calcext:value-type="float">
            <text:p>0.001953125</text:p>
          </table:table-cell>
          <table:table-cell table:formula="of:=MIN([.P2:.P68])" office:value-type="float" office:value="0.99609375" calcext:value-type="float">
            <text:p>0.99609375</text:p>
          </table:table-cell>
          <table:table-cell table:formula="of:=MIN([.Q2:.Q68])" office:value-type="float" office:value="0.001953125" calcext:value-type="float">
            <text:p>0.001953125</text:p>
          </table:table-cell>
          <table:table-cell table:formula="of:=MIN([.R2:.R68])" office:value-type="float" office:value="0.99609375" calcext:value-type="float">
            <text:p>0.99609375</text:p>
          </table:table-cell>
        </table:table-row>
      </table:table>
      <table:named-expressions/>
      <table:database-ranges>
        <table:database-range table:name="__Anonymous_Sheet_DB__0" table:target-range-address="output_metrics_3.A1:output_metrics_3.R6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0:29:36.058149707</dc:date>
    <meta:editing-duration>PT17H22M44S</meta:editing-duration>
    <meta:editing-cycles>2</meta:editing-cycles>
    <meta:generator>LibreOffice/7.6.1.2$Linux_X86_64 LibreOffice_project/60$Build-2</meta:generator>
    <meta:document-statistic meta:table-count="1" meta:cell-count="1236" meta:object-count="0"/>
  </office:meta>
</office:document-meta>
</file>